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For the opening of the month/</text:p>
      <text:p text:style-name="P6">Elul/</text:p>
      <text:p text:style-name="P6"/>
      <text:p text:style-name="P6">One of my early lectures/</text:p>
      <text:p text:style-name="P6"/>
      <text:p text:style-name="P5">[Page 1]</text:p>
      <text:p text:style-name="P5">[Hebrew]/ [Hebrew] "Shall the cornet be sounded in/ a city and the people be not afraid? <text:s/>Shall there/ be evil in a city, and the Lord hath not done it"?/ <text:s/>(Amos 111. 6.) <text:s/>Brethren! <text:s/>After an intermission/ of unusual length, I resume the task, to which/ I am impelled by duty. <text:s/><text:span text:style-name="T2">Shall</text:span><text:span text:style-name="T4"> Will it ever be/ made a labor of love? <text:s/>Will those I address/ timely and earnestly illustrate in their </text:span><text:span text:style-name="T2">religious</text:span><text:span text:style-name="T4"> demeanour/ the efficacy of my public teaching? <text:s/>How unutterable/ the satisfaction I would feel in pointing out/ their spiritual progress! <text:s/>How grateful to/ your ears, my dear friends! to listen to an/ acknowledgment of your success in the pursuit/ of righteousness! <text:s/>But a result so greatly/ to be desired, has not yet been derived from my/ </text:span><text:span text:style-name="T2">public</text:span><text:span text:style-name="T4"> humble instruction. <text:s/>Without </text:span><text:span text:style-name="T2">an</text:span><text:span text:style-name="T4"> assumed humility/ I declare my exhortations hitherto quite ineffectual./ <text:s/>Even at the risk of meeting with the disappro-/-val of some who may have grown weary/</text:span></text:p>
      <text:p text:style-name="P5"><text:span text:style-name="T4"/></text:p>
      <text:p text:style-name="P5"><text:span text:style-name="T4">[Page 2]</text:span></text:p>
      <text:p text:style-name="P5"><text:span text:style-name="T4">of my oft repeated </text:span><text:span text:style-name="T2">complaints</text:span><text:span text:style-name="T4"> admonitions, I will say it?/ The house of God continues </text:span><text:span text:style-name="T2">to be</text:span><text:span text:style-name="T4"> deserted./</text:span></text:p>
      <text:p text:style-name="P5"><text:span text:style-name="T4">Again and again have I of late stood here vainly/ to wait for the prescribed number; that we might/ hold worship in holy communion. <text:s/>I cast no/ reproach on them who have bid their homes a/ temporary </text:span><text:soft-page-break/><text:span text:style-name="T4">farewell, to seek relaxation in some/ more genial spots;--though, alas! in the majo-/-rity of instances it is </text:span><text:span text:style-name="T2">at the sacrifice</text:span><text:span text:style-name="T4"> in violation of our time-/honored practices. <text:s/>Nor can I charge them with/ neglect whom a great distance prevents visiting/ these hallowed courts with more frequency than once/ on the Sabbath </text:span><text:span text:style-name="T2">morning</text:span><text:span text:style-name="T4">; but I grieve especially to/ perceive the apathy of our youths &amp; the heedlessness of their parents. <text:s/>Many/ who, not long since, appeared joyful at having/ reached the period, which entitles them to be/ counted among the Congregation of the Lord, set/ now little or no value upon that privilege./ <text:s/>They prefer to it what may yield a momentary/ diversion; &amp; their natural guardians utter no complaint./</text:span></text:p>
      <text:p text:style-name="P5"><text:span text:style-name="T4"/></text:p>
      <text:p text:style-name="P5"><text:span text:style-name="T4">[Page 3]</text:span></text:p>
      <text:p text:style-name="P5"><text:span text:style-name="T4">Thus is our God denied the worship, for the/ public performance of which, we dedicated this/ sightly structure to His holy name. <text:s/>And/ whereas to the merit </text:span><text:span text:style-name="T2">accruing</text:span><text:span text:style-name="T4"> flowing from their attending/ Divine service, our youths would add a thorough/ knowledge of the ritual, they now exhibit </text:span><text:span text:style-name="T2">utter</text:span><text:span text:style-name="T4"> a complete/ ignorance of many a religious ceremony./</text:span></text:p>
      <text:p text:style-name="P5"><text:span text:style-name="T4">I </text:span><text:span text:style-name="T2">might</text:span><text:span text:style-name="T4"> should not perhaps have this day-reverted to a subject/ to which I endeavoured enlisting your attention on/ a recent occasion, but the month just ushered/ into the Jewish world, urged me to speak./ <text:s/>[Hebrew]/ "Shall the cornet be sounded in a city and the people/ be not afraid;? shall there be evil in a city and/ the Lord hath not done it?" <text:s/>Brethren! <text:s/>To/ propitiate the mercy of God, ere justice declares/ us unworthy of His pardon, we will offer/ daily unto Him prayers and supplications./ <text:s/>That is the armour which the sages of Israel/ taught us to put on in order to ward off celestial wrath./</text:span></text:p>
      <text:p text:style-name="P5"><text:span text:style-name="T4"/></text:p>
      <text:p text:style-name="P5"><text:span text:style-name="T4">[Page 4]</text:span></text:p>
      <text:p text:style-name="P5"><text:span text:style-name="T4">And verily if it behooves us always at/ the approaching of our most solemn festivals,/ to fall prostrate before the Judge of the world,/ this year the incentive must be still greater./ <text:s/>A disease of virulent character stalks abroad,/ and threatens to </text:span><text:span text:style-name="T2">extinguish</text:span><text:span text:style-name="T4"> </text:span><text:span text:style-name="T2">put on</text:span><text:span text:style-name="T4"> consume our existence./</text:span></text:p>
      <text:p text:style-name="P5"><text:span text:style-name="T4">He who rules the elements and tempers them agree-/-ably to our fragile being, has </text:span><text:span text:style-name="T2">show</text:span><text:span text:style-name="T4"> vouchsafed/ to impede the </text:span><text:span text:style-name="T2">onward fatal</text:span><text:span text:style-name="T4"> baneful course of a contagion/ in our midst. <text:s/>But though comparatively/ few have been hitherto its victims, we dare/ not imagine ourselves invulnerable. <text:s/>We can/ only be saved when folded in the arms of beneficent Providence./ <text:s/></text:span><text:span text:style-name="T2">are cast around us</text:span><text:span text:style-name="T4"> Therefore will we pray;/ for it has been authoritatively written that a/ heartfelt entreaty will avail to avert impending/ sorrows. <text:s/>[Hebrew] <text:s/>Friends! <text:s/>Together/ with the customary supplications for the month/ of Elul, we shall address a special petition/</text:span></text:p>
      <text:p text:style-name="P5"><text:span text:style-name="T4"/></text:p>
      <text:p text:style-name="P5"><text:span text:style-name="T4">[Page 5]</text:span></text:p>
      <text:p text:style-name="P5"><text:span text:style-name="T4">to the throne of grace that the hand of the/ Destroyer be withheld, and we all may/ walk at large in abundance of health./ <text:s/>May I obtain the pleasing assurance that the requisite/ number of faithful shall never be wanting?/ <text:s/>In former years an appeal of this nature would/ have been deemed superfluous. <text:s/>A spirit/ of devotion stirred up the minds and hearts/ of our unsophisticated parents, at the opening/ of the month preceding Rosh Hashana. <text:s/>Apart from the tradition,/ which declares it propitious, because Divine anger/ against idolatrous Israel was appeased thereat by/ the intercession of the righteous Moses, and the/ second tables of the Decalogue were given him/ as a token of reconciliation; independent of/ that, I say, our predecessors felt that to con-/-tinue inert until the day of judgment arrives,/ denotes an unpardonable recklessness in him/ whose past conduct is about to be searched./ <text:s/>They therefore sought </text:span><text:span text:style-name="T5">betimes</text:span><text:span text:style-name="T6"> the face of/</text:span></text:p>
      <text:p text:style-name="P5"><text:span text:style-name="T6"/></text:p>
      <text:p text:style-name="P5"><text:span text:style-name="T6">[Page 6]</text:span></text:p>
      <text:p text:style-name="P5"><text:span text:style-name="T6">the Sovereign Judge, and chose </text:span><text:span text:style-name="T3">earnest</text:span><text:span text:style-name="T6"> fervent entreaties/ and godly deeds as their advocates before the/ highest tribunal. <text:s/>When all nature is yet/ wrapped in darkness, they arose to pour forth/ their souls at the altar of the Lord. <text:s/>They behind/ that </text:span><text:span text:style-name="T3">the</text:span><text:span text:style-name="T6"> a voluntary privation of rest, accompanied/ with the </text:span><text:soft-page-break/><text:span text:style-name="T6">dispensation of charity, </text:span><text:span text:style-name="T3">would must</text:span><text:span text:style-name="T6"> will be regis-/-tered above as a merit, which atones for many/ </text:span><text:span text:style-name="T3">of their human</text:span><text:span text:style-name="T6"> of our shortcomings. <text:s/></text:span><text:span text:style-name="T5">We</text:span><text:span text:style-name="T6"> have grown perhaps/ weaker in body, but I apprehend weaker also/ in faith. <text:s/>We will not disturb our slumbers,/ lest </text:span><text:span text:style-name="T3">we impair</text:span><text:span text:style-name="T6"> our health be impaired, but we/ refuse likewise to evince our appreciation of the/ solemn season approaching, by doing that/ which demands no sacrifice. <text:s/>For, the reason/ that might militate against holding worship/ in accordance with the ancient usage, namely/ [Hebrew] "in the morning-watch" does/ not exist when the hour appointed is that/ at which the laborer returns from his work,/</text:span></text:p>
      <text:p text:style-name="P5"><text:span text:style-name="T6"/></text:p>
      <text:p text:style-name="P5"><text:span text:style-name="T6">[Page 7]</text:span></text:p>
      <text:p text:style-name="P5"><text:span text:style-name="T6">and the merchant closes his counting-house,/ still the few who assiduously watch at the/ portals of this synagogue, are they who generally/ constitute a congregation during the service held in the month of/ Elul. <text:s/>The craftsmen, seemingly, cannot/ yeild[sic!] a small portion of his leisure time to join/ our daily gathering in this sacred spot./ <text:s/>He whose thoughts are engrossed in commercial/ pursuits, will not </text:span><text:span text:style-name="T3">divert them</text:span><text:span text:style-name="T6"> suffer them to be diverted from that chan-/-nel, though it be for his spiritual advance-/-ment. <text:s/>And parents who might exercise their/ authority in directing their children--who have/ attained the requisite age--towards this shrine,/ do not even intimate that such would be their/ </text:span><text:span text:style-name="T3">desire</text:span><text:span text:style-name="T6"> pleasure. <text:s/>The cornet sounds in the city, but/ people are not afraid, evil is in the midst/ of the city, but man thinks not that God/ hath done it. <text:s/>Understand me, my/ dear hearers! <text:s/>I am not of those who consider/ a constant attendance at the </text:span><text:span text:style-name="T3">dwelling of sanctuary</text:span><text:span text:style-name="T6"> dwelling of the Lord/</text:span></text:p>
      <text:p text:style-name="P5"><text:span text:style-name="T6"/></text:p>
      <text:p text:style-name="P5"><text:span text:style-name="T6">[Page 8]</text:span></text:p>
      <text:p text:style-name="P7"><text:span text:style-name="T10">prayer</text:span><text:span text:style-name="T6"> the main duty, of life. <text:s/>I know/ full well that holier</text:span><text:span text:style-name="T7">2</text:span><text:span text:style-name="T8"> and higher obligations bind us with/ the world at large. <text:s/>Nor </text:span><text:span text:style-name="T11">h</text:span><text:span text:style-name="T8">is prayer the only/ means </text:span><text:span text:style-name="T11">but</text:span><text:span text:style-name="T8"> by which we can conciliate our offended/ Father that is in heaven. <text:s/>The Rabbins have told/ us already that [Hebrew] must be accompanied by/ [Hebrew], purposing to signify that he who/ repairs to the sanctuary, and leaves </text:span><text:span text:style-name="T11">behind</text:span><text:span text:style-name="T8">/ his fellow man behind crying for </text:span><text:span text:style-name="T11">bread</text:span><text:span text:style-name="T8"> help, though he/ </text:span><text:span text:style-name="T9">cry aloud</text:span><text:span text:style-name="T8">, he shall not be heard. <text:s/>[Hebrew]/ [Hebrew]. <text:s/>But inasmuch as the book/ which has been given for our standard, teems/ with sentences exhorting us to prayer, and/ is replete with illustrations of its efficacy./ <text:s/>Since our own feelings, </text:span><text:span text:style-name="T11">when</text:span><text:span text:style-name="T8"> if not perverted--find/ a spontaneous utterance, when raised towards/ our beneficent Maker, and we delight to extol/ his name amidst a multitude of people./ <text:s/>Since it was to compass that sublime object,/ </text:span></text:p>
      <text:p text:style-name="P7"><text:span text:style-name="T8"/></text:p>
      <text:p text:style-name="P7"><text:span text:style-name="T8">[Page 9]</text:span></text:p>
      <text:p text:style-name="P7"><text:span text:style-name="T8">that we consecrated this edifice to Israels/ Protector. <text:s/>And since the time, the occasion,/ our wants and our </text:span><text:span text:style-name="T11">cravings</text:span><text:span text:style-name="T8"> longings demand that we/ seek now especially the Bestower of all good,/ I can but repeat my appeal "Let us;/ my Brethren' come to His tabernacle, let/ us worship at His foot-stool. [Hebrew]/ [Hebrew]. <text:s/>With pure/ lips and sincere hearts let us implore forgive-/-ness from Him who is a compassionate Lord./ <text:s/>Before the day arrives, when our past actions/ shall be weighed on the scales of justice, let/ us by earnest entreaties cause mercy to prepon-/-derate. <text:s/>But do you know, my friends!/ how we can best silence the accuser, and/ conciliate the favor of the Almighty Judge?/ <text:s/>By </text:span><text:span text:style-name="T11">uttering compelling</text:span><text:span text:style-name="T8"> alternating our supplications with goodly deeds. [Hebrew]. <text:s/>Our/ </text:span><text:span text:style-name="T9">righteousness must walk before</text:span><text:span text:style-name="T8"> us. <text:s/>Our/ righteousness must stand before the throne/ </text:span></text:p>
      <text:p text:style-name="P7"><text:span text:style-name="T8"/></text:p>
      <text:p text:style-name="P7"><text:span text:style-name="T8">[Page 10]</text:span></text:p>
      <text:p text:style-name="P7"><text:span text:style-name="T8">of the Most High, and be our advocate./ <text:s/>It shall prove that the child of sin has/ returned penitent to the parental fold; im-/-pressed with his own insignificance and the greatness/ of the Lord, overflowing with sentiments of love/ for the Author of his existence, and with charity/ for all the creatures of the earth. <text:s/>Then will the/ arch angel seen by Isaiah imprint also on his/ prayful[sic!] lips the seal of heavenly forgiveness; as/ it </text:span><text:span text:style-name="T11">is</text:span><text:span text:style-name="T8"> has been prophetically written "Thine iniquity is taken away, and/ thy sin is purged" [Hebrew]/</text:span></text:p>
      <text:p text:style-name="P7"><text:soft-page-break/><text:span text:style-name="T8">My Brethren! <text:s/>In the course of my remarks I said,/ that the existence of a pestilence in our </text:span><text:span text:style-name="T11">any country</text:span><text:span text:style-name="T8"> &amp; neighboring cities ought/ to elicit from us a special prayer for its removal./ <text:s/>I have </text:span><text:span text:style-name="T11">composed</text:span><text:span text:style-name="T8"> indited one in Hebrew, which I purpose/ to recite during the month we just entered, &amp; subsequently until/ the day of atonement. <text:s/>But </text:span><text:span text:style-name="T11">in order that it to render</text:span><text:span text:style-name="T8"> that it may be rendered/ </text:span><text:span text:style-name="T11">should be it</text:span><text:span text:style-name="T8"> intelligible to those among my hearers/</text:span></text:p>
      <text:p text:style-name="P7"><text:span text:style-name="T8"/></text:p>
      <text:p text:style-name="P7"><text:span text:style-name="T8">[Page 11]</text:span></text:p>
      <text:p text:style-name="P7"><text:span text:style-name="T8">who are not conversant with our sacred/ language, I will--this morning--translate it/ into the vernacular, after its having been/ delivered in the origina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1T13:28:10.31</meta:creation-date>
    <meta:document-statistic meta:table-count="0" meta:image-count="0" meta:object-count="0" meta:page-count="5" meta:paragraph-count="90" meta:word-count="1798" meta:character-count="11040"/>
    <dc:date>2012-06-11T14:19:24.39</dc:date>
    <dc:creator>Penn Libraries</dc:creator>
    <meta:editing-duration>PT00H03M52S</meta:editing-duration>
    <meta:editing-cycles>1</meta:editing-cycles>
    <meta:generator>OpenOffice.org/3.2$Win32 OpenOffice.org_project/320m12$Build-9483</meta:generator>
  </office:meta>
</office:document-meta>
</file>